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182.35pt"/>
    </style:style>
    <style:style style:name="co4" style:family="table-column">
      <style:table-column-properties fo:break-before="auto" style:column-width="257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14.3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20-OLinuXino-Lime2_Rev_K2_e4GBs16M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-EU_R0402_TI</text:p>
          </table:table-cell>
          <table:table-cell office:value-type="string" calcext:value-type="string">
            <text:p><text:span text:style-name="T1">R12</text:span>, <text:span text:style-name="T1">R16</text:span>, <text:span text:style-name="T1">R17</text:span>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B8_4.7k</text:p>
          </table:table-cell>
          <table:table-cell office:value-type="string" calcext:value-type="string">
            <text:p>R_MATRIX_4EBIGERPADS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-EUC0402_TI</text:p>
          </table:table-cell>
          <table:table-cell office:value-type="string" calcext:value-type="string">
            <text:p><text:span text:style-name="T1">C71</text:span>, C83, 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 C92,C93,C94, C95, C96, C97, C98, C99, C100,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20nF/0603</text:p>
          </table:table-cell>
          <table:table-cell table:style-name="ce3" office:value-type="string" calcext:value-type="string">
            <text:p>C-EUC0603_DWS</text:p>
          </table:table-cell>
          <table:table-cell table:style-name="ce3"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uF/10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108, C125, C159, C176,<text:span text:style-name="T1">C179</text:span>,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4.7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<text:span text:style-name="T1">C158</text:span>, <text:span text:style-name="T1">C163</text:span>, <text:span text:style-name="T1">C171</text:span>, <text:span text:style-name="T1">C183</text:span>, <text:span text:style-name="T1">C185</text:span>, <text:span text:style-name="T1">C186</text:span>, <text:span text:style-name="T1">C188</text:span>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4G1YEMD-B031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CC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T41K256M16HA-125:E</text:p>
            <text:p>(DDR3L-1600_11-11-11)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W25Q128FVSIG</text:p>
          </table:table-cell>
          <table:table-cell table:style-name="ce3" office:value-type="string" calcext:value-type="string">
            <text:p>W25Q16BVSSIG(SO-8)</text:p>
          </table:table-cell>
          <table:table-cell table:style-name="ce3"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_TEST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EST_CREAM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_TEST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_TEST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_</text:p>
            <text:p>SMALLER_DRILLS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TEST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A(15pF)</text:p>
          </table:table-cell>
          <table:table-cell table:style-name="ce3" office:value-type="string" calcext:value-type="string">
            <text:p>C-EUC0402_TI</text:p>
          </table:table-cell>
          <table:table-cell table:style-name="ce3" office:value-type="string" calcext:value-type="string">
            <text:p>C90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scale-to="8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11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45:11.13108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4:52:23.668128732</dc:date>
    <meta:editing-duration>PT3H4M13S</meta:editing-duration>
    <meta:editing-cycles>84</meta:editing-cycles>
    <meta:generator>LibreOffice/5.1.6.2$Linux_X86_64 LibreOffice_project/10m0$Build-2</meta:generator>
    <meta:document-statistic meta:table-count="1" meta:cell-count="448" meta:object-count="0"/>
  </office:meta>
</office:document-meta>
</file>